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Footer">
      <style:paragraph-properties fo:text-align="end" style:justify-single-word="false"/>
      <style:text-properties style:font-name="Arial"/>
    </style:style>
    <style:style style:name="P4" style:family="paragraph" style:parent-style-name="Footer">
      <style:paragraph-properties fo:text-align="start" style:justify-single-word="false"/>
      <style:text-properties style:font-name="Arial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cénario de tests</text:h>
      <text:p text:style-name="P1"/>
      <text:h text:style-name="Heading_20_2" text:outline-level="2">Login</text:h>
      <text:p text:style-name="P1">L'utilisateur rentre son <text:span text:style-name="T3">identifiant et un mot de passe incorrect</text:span>. <text:span text:style-name="T1">Résultat escomptés :</text:span> message d'erreur indiquant que l'identifiant ou le <text:span text:style-name="T3">mot de passe est incorrect.</text:span></text:p>
      <text:p text:style-name="P1"><text:span text:style-name="T3"/></text:p>
      <text:p text:style-name="P1">L'utilisateur rentre un identifiant incorrect. <text:span text:style-name="T1">Résultat escomptés :</text:span>message d'erreur indiquant que l'identifiant ou le mot de passe est incorrect.</text:p>
      <text:p text:style-name="P1"/>
      <text:p text:style-name="P1">L'utilisateur rentre son <text:span text:style-name="T3">identifiant et un mot de passe correct</text:span>. <text:span text:style-name="T6">Résultat escompté :</text:span> l'utilisateur accède à sa session, avec toutes ses données chargées depuis la sauvegarde locale.</text:p>
      <text:p text:style-name="P1"/>
      <text:h text:style-name="Heading_20_2" text:outline-level="2">Afficher les contact</text:h>
      <text:p text:style-name="P1">Le carnet de contact ne <text:span text:style-name="T3">contient aucuns contacts</text:span>. <text:span text:style-name="T1">Résultat escompté </text:span>: Un message indique qu'il n'y a aucuns contacts.</text:p>
      <text:p text:style-name="P1"/>
      <text:p text:style-name="P1">Le carnet de contacts <text:span text:style-name="T3">contient au moins un contact</text:span>. <text:span text:style-name="T1">Résultat escompté :</text:span> Affiche le(s) contact(s).</text:p>
      <text:p text:style-name="P1"/>
      <text:h text:style-name="Heading_20_2" text:outline-level="2">Afficher les mails</text:h>
      <text:p text:style-name="P1">La boîte de réception ne <text:span text:style-name="T3">contient aucuns mails</text:span>. <text:span text:style-name="T1">Résultat escompté :</text:span> Un message indique qu'il n'y a aucuns mails.</text:p>
      <text:p text:style-name="P1"/>
      <text:p text:style-name="P1">La boîte de réception <text:span text:style-name="T3">contient au moins un mail</text:span>. <text:span text:style-name="T1">Résultat escompté </text:span>: Affiche le(s) mail(s).</text:p>
      <text:p text:style-name="P1"/>
      <text:h text:style-name="Heading_20_2" text:outline-level="2">Recevoir un mail</text:h>
      <text:p text:style-name="P1">En admettant que les deux utilisateurs soient connectés au serveur. Un utilisateur envoie un mail à l'utilisateur.<text:span text:style-name="T1"> Résultat escompté :</text:span> l'utilisateur destinataire retrouve le mail dans sa boîte de réception.</text:p>
      <text:p text:style-name="P1"/>
      <text:h text:style-name="Heading_20_2" text:outline-level="2">Ouvrir un mail</text:h>
      <text:p text:style-name="P1">L'utilisateur <text:span text:style-name="T3">clique sur un mail</text:span> qui se trouve dans sa boîte de réception. <text:span text:style-name="T1">Résultat escompté :</text:span> le contenu du mail s'affiche correctement.</text:p>
      <text:p text:style-name="P1"/>
      <text:h text:style-name="Heading_20_2" text:outline-level="2">Envoyer un mail</text:h>
      <text:p text:style-name="P1">L'utilisateur va dans rédiger un mail, entre un <text:span text:style-name="T3">nom de contact correct</text:span> dans destinataire. Puis appuie sur envoyer. <text:span text:style-name="T1">Résultat escompté :</text:span> Un message confirme que le mail est bien envoyé, et l'autre utilisateur reçois le mail.</text:p>
      <text:p text:style-name="P1"><text:soft-page-break/></text:p>
      <text:p text:style-name="P1">L'utilisateur va dans rédiger un mail, entre <text:span text:style-name="T3">plusieurs noms de contact corrects</text:span> dans destinataire. Puis appuie sur envoyer. <text:span text:style-name="T1">Résultat escompté :</text:span> Un message confirme que le mail est bien envoyé, et que les autres utilisateurs ont bien reçu le mail.</text:p>
      <text:p text:style-name="P1"/>
      <text:p text:style-name="P1">L'utilisateur va dans rédiger un mail, entre <text:span text:style-name="T3">un ou des nom(s) de contact incorrect </text:span>dans destinataire. Puis appuie sur envoyer. <text:span text:style-name="T1">Résultat escompté :</text:span> Un message d'erreur <text:s/>qui indique que le nom de contact, le message n'est pas envoyé.</text:p>
      <text:p text:style-name="P1"/>
      <text:p text:style-name="P1">L'utilisateur va dans rédiger un mail, n'entre <text:span text:style-name="T3">aucuns destinataire</text:span>, puis clique sur envoyer. <text:span text:style-name="T1">Résultat escompté :</text:span> un message d'erreur qui indique qu'aucuns destinataire n'est entré.</text:p>
      <text:p text:style-name="P1"/>
      <text:p text:style-name="P1"><text:span text:style-name="T3">Le serveur est inaccessible</text:span>, l'utilisateur envoie un message. <text:span text:style-name="T1">Résultat escompté :</text:span> un message d'erreur, l'utilisateur peut choisir entre annuler le mail, ou enregistré dans un brouillon.</text:p>
      <text:p text:style-name="P1"/>
      <text:p text:style-name="P1">Rédiger un mail <text:span text:style-name="T3">sans contenu</text:span> (mais avec destinataire), puis envoyer. <text:span text:style-name="T1">Résultat escompté :</text:span> un message d'erreur indiquant que le message doit contenir un contenu.</text:p>
      <text:p text:style-name="P1"/>
      <text:h text:style-name="Heading_20_2" text:outline-level="2">Rédiger un brouillon</text:h>
      <text:p text:style-name="P1">L'utilisateur va dans <text:span text:style-name="T3">rédiger un brouillon, </text:span><text:span text:style-name="T5">rédige, </text:span><text:s/>et sauvegarde. <text:span text:style-name="T1">Résultat escompté :</text:span> le brouillon est enregistré dans les brouillons.</text:p>
      <text:p text:style-name="P1"/>
      <text:p text:style-name="P1">L'utilisateur va dans rédiger un brouillon, entre un <text:span text:style-name="T3">titre de brouillon déjà existant</text:span> dans la liste des brouillons et sauvegarde. <text:span text:style-name="T1">Résultat escompté :</text:span> un message d'erreur qui indique que le nom de brouillon est déjà attribué, l'utilisateur devra annuler la rédaction du brouillon ou changer le titre du brouillon.</text:p>
      <text:p text:style-name="P1"/>
      <text:p text:style-name="P1">L'utilisateur va dans <text:span text:style-name="T5">rédiger un brouillon, et sauvegarde un </text:span><text:span text:style-name="T3">brouillon sans contenu.</text:span><text:span text:style-name="T5"> </text:span><text:span text:style-name="T6">Résultat escompté :</text:span><text:span text:style-name="T5"> un message d'erreur qui indique à l'utilisateur que le brouillon doit contenir du contenu.</text:span></text:p>
      <text:p text:style-name="P1"/>
      <text:h text:style-name="Heading_20_2" text:outline-level="2">Consulter un brouillon</text:h>
      <text:p text:style-name="P1">L'utilisateur va dans la liste des brouillons et choisit le <text:span text:style-name="T3">brouillon à consulter</text:span>. <text:span text:style-name="T1">Résultat </text:span><text:span text:style-name="T1">escompté :</text:span> affichage du brouillon.</text:p>
      <text:p text:style-name="P1"/>
      <text:p text:style-name="P1">L'utilisateur va dans la liste des brouillons et choisit le <text:span text:style-name="T5">brouillon à consulter</text:span>. Puis l'<text:span text:style-name="T3">édite</text:span> et le sauvegarde. <text:span text:style-name="T1">Résultat </text:span><text:span text:style-name="T1">escompté :</text:span> brouillon modifié.</text:p>
      <text:p text:style-name="P1"/>
      <text:h text:style-name="Heading_20_2" text:outline-level="2">Supprimer un brouillon</text:h>
      <text:p text:style-name="P1">L'utilisateur va dans la liste des brouillons et choisit le <text:span text:style-name="T3">brouillon à supprimer</text:span>, puis le supprime. <text:span text:style-name="T1">Résultat escompté :</text:span> le brouillon est supprimé de la liste des brouillons.</text:p>
      <text:p text:style-name="P1"/>
      <text:h text:style-name="Heading_20_2" text:outline-level="2"><text:soft-page-break/>Transfert de brouillon</text:h>
      <text:p text:style-name="P1">L'utilisateur utilise un<text:span text:style-name="T3"> brouillon pour envoyer un mail</text:span>(cf « rédiger un mail »).</text:p>
      <text:p text:style-name="P1"/>
      <text:h text:style-name="Heading_20_2" text:outline-level="2">Ajouter un contact</text:h>
      <text:p text:style-name="P1">L'utilisateur va dans le carnet de contact, et clique sur ajoute un contact,<text:span text:style-name="T3"> remplit les informations</text:span> sur le nouveau contact. <text:span text:style-name="T1">Résultat escompté :</text:span> le contact s'affiche dans le carnet de contact.</text:p>
      <text:p text:style-name="P1"/>
      <text:p text:style-name="P1">L'utilisateur va dans le carnet de contact, et clique sur ajoute un contact, <text:span text:style-name="T3">ne remplis pas (toutes) les informations</text:span> sur le nouveau contact. <text:span text:style-name="T1">Résultat escompté :</text:span> un message d'erreur qui indique que les informations entrées sont incorrects.</text:p>
      <text:p text:style-name="P1"/>
      <text:p text:style-name="P1">L'utilisateur va dans le carnet de contact, et clique sur ajoute un contact, entre le <text:span text:style-name="T3">nom d'un contact déjà existant</text:span>. <text:span text:style-name="T1">Résultat escompté :</text:span> un message d'erreur indiquant que le contact existe déjà.</text:p>
      <text:p text:style-name="P1"/>
      <text:h text:style-name="Heading_20_2" text:outline-level="2">Modifier un contact</text:h>
      <text:p text:style-name="P1">L'utilisateur va dans le carnet de contact, choisis un contact, et clique sur modifier un contact, <text:span text:style-name="T3">modifie les informations sur le contact.</text:span> <text:span text:style-name="T1">Résultat escompté : </text:span>les coordonnées du contact sont modifiées.</text:p>
      <text:p text:style-name="P1"/>
      <text:p text:style-name="P1">L'utilisateur va dans le carnet de contact, choisis un contact, et clique sur modifier un contact<text:span text:style-name="T3">.</text:span> <text:span text:style-name="T1">Résultat escompté </text:span><text:span text:style-name="T2">: visualiser</text:span><text:span text:style-name="T4"> les informations du contact.</text:span></text:p>
      <text:p text:style-name="P2"/>
      <text:h text:style-name="Heading_20_2" text:outline-level="2">Supprimer un contact</text:h>
      <text:p text:style-name="P1">L'utilisateur va dans le carnet de contact, choisis un contact, et <text:span text:style-name="T3">clique sur supprimer un contact</text:span>. <text:span text:style-name="T1">Résultat escompté :</text:span> le contact a disparu du carnet de contact.</text:p>
      <text:p text:style-name="P1">L'utilisateur clique sur supprimer un mail <text:span text:style-name="T3">sans en avoir sélectionné</text:span> un seul. <text:span text:style-name="T1">Résultat </text:span><text:span text:style-name="T1">escompté:</text:span> un message d'erreur indiquant qu'aucun mail n'a été sélectionné.</text:p>
      <text:p text:style-name="P1"/>
      <text:h text:style-name="Heading_20_2" text:outline-level="2">Synchronisation des mails</text:h>
      <text:p text:style-name="P1">Le client <text:span text:style-name="T3">clique sur synchroniser les mail</text:span>. <text:span text:style-name="T1">Résultat escompté :</text:span> les mails sont synchronisés.</text:p>
      <text:p text:style-name="P1"/>
      <text:p text:style-name="P1"><text:span text:style-name="T3">Le serveur est inaccessible</text:span>. Le client clique sur synchroniser les mail. <text:span text:style-name="T1">Résultat escompté :</text:span> Message d'erreur indiquant que le serveur est inaccessib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/>
    </style:style>
    <style:style style:name="MP2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date style:data-style-name="N37" text:date-value="2012-05-06T23:43:45" text:fixed="true">06/05/12</text:date><text:tab/><text:tab/><text:page-number text:select-page="current">1</text:page-number></text:p>
        <text:p text:style-name="MP2">Guillaume CLAUDIC – Titouan DE KERAUTEM - Eflamm OLIVIER – Thibault GUITTET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lamm Ollivier</meta:initial-creator>
    <meta:creation-date>2012-05-04T22:12:09</meta:creation-date>
    <dc:date>2012-05-06T23:44:41</dc:date>
    <meta:editing-duration>PT9H13M48S</meta:editing-duration>
    <meta:editing-cycles>21</meta:editing-cycles>
    <meta:generator>LibreOffice/3.5$Linux_X86_64 LibreOffice_project/350m1$Build-202</meta:generator>
    <meta:document-statistic meta:table-count="0" meta:image-count="0" meta:object-count="0" meta:page-count="3" meta:paragraph-count="48" meta:word-count="858" meta:character-count="5564" meta:non-whitespace-character-count="4750"/>
  </office:meta>
</office:document-meta>
</file>